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16.26mm"/>
    </style:style>
    <style:style style:name="co5" style:family="table-column">
      <style:table-column-properties fo:break-before="auto" style:column-width="16.46mm"/>
    </style:style>
    <style:style style:name="co6" style:family="table-column">
      <style:table-column-properties fo:break-before="auto" style:column-width="19.74mm"/>
    </style:style>
    <style:style style:name="co7" style:family="table-column">
      <style:table-column-properties fo:break-before="auto" style:column-width="19.93mm"/>
    </style:style>
    <style:style style:name="co8" style:family="table-column">
      <style:table-column-properties fo:break-before="auto" style:column-width="20.71mm"/>
    </style:style>
    <style:style style:name="co9" style:family="table-column">
      <style:table-column-properties fo:break-before="auto" style:column-width="31.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8.7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="none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66ffff"/>
    </style:style>
    <style:style style:name="ce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>
      <style:table-cell-properties fo:background-color="transparent"/>
      <style:text-properties fo:color="#006666" fo:font-size="14pt" style:font-size-asian="14pt" style:font-size-complex="14pt"/>
    </style:style>
    <style:style style:name="ce14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4">
      <style:table-cell-properties fo:background-color="#99ff33" fo:wrap-option="wrap"/>
      <style:text-properties fo:hyphenate="true"/>
    </style:style>
    <style:style style:name="ce17" style:family="table-cell" style:parent-style-name="Default" style:data-style-name="N4">
      <style:table-cell-properties fo:background-color="transparent" fo:wrap-option="wrap"/>
      <style:text-properties fo:hyphenate="true"/>
    </style:style>
    <style:style style:name="ce18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bağkale ferhat </text:p>
          </table:table-cell>
          <table:table-cell table:style-name="ce2"/>
          <table:table-cell table:style-name="Default" table:number-columns-repeated="2"/>
          <table:table-cell table:style-name="Default" office:value-type="string" calcext:value-type="string">
            <text:p>ALIŞ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float" office:value="5331545456" calcext:value-type="float">
            <text:p>5331545456</text:p>
          </table:table-cell>
          <table:table-cell table:number-columns-repeated="3"/>
          <table:table-cell table:style-name="Default"/>
          <table:table-cell/>
          <table:table-cell table:style-name="ce5"/>
          <table:table-cell table:number-columns-repeated="1016"/>
        </table:table-row>
        <table:table-row table:style-name="ro1">
          <table:table-cell/>
          <table:table-cell table:style-name="ce2"/>
          <table:table-cell office:value-type="string" calcext:value-type="string">
            <text:p>m2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l/m2</text:p>
          </table:table-cell>
          <table:table-cell table:style-name="Default" office:value-type="string" calcext:value-type="string">
            <text:p>tutar</text:p>
          </table:table-cell>
          <table:table-cell office:value-type="string" calcext:value-type="string">
            <text:p>kdv</text:p>
          </table:table-cell>
          <table:table-cell office:value-type="string" calcext:value-type="string">
            <text:p>kdvli toplam</text:p>
          </table:table-cell>
          <table:table-cell table:number-columns-repeated="2"/>
          <table:table-cell office:value-type="string" calcext:value-type="string">
            <text:p>topla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stenen m2</text:p>
          </table:table-cell>
          <table:table-cell table:style-name="ce5" table:formula="of:=[.D6]*2.88" office:value-type="float" office:value="1451.52" calcext:value-type="float">
            <text:p>1.451,52</text:p>
          </table:table-cell>
          <table:table-cell table:formula="of:=[.D8]+[.D7]" office:value-type="float" office:value="504" calcext:value-type="float">
            <text:p>504,00</text:p>
          </table:table-cell>
          <table:table-cell office:value-type="float" office:value="15.6" calcext:value-type="float">
            <text:p>15,60</text:p>
          </table:table-cell>
          <table:table-cell table:style-name="Default" table:formula="of:=[.E6]*[.C6]" office:value-type="float" office:value="22643.712" calcext:value-type="float">
            <text:p>22643,712</text:p>
          </table:table-cell>
          <table:table-cell table:formula="of:=[.F6]*18/100" office:value-type="float" office:value="4075.86816" calcext:value-type="float">
            <text:p>4.075,87</text:p>
          </table:table-cell>
          <table:table-cell table:formula="of:=SUM([.F6:.G6])" office:value-type="float" office:value="26719.58016" calcext:value-type="float">
            <text:p>26719,58016</text:p>
          </table:table-cell>
          <table:table-cell/>
          <table:table-cell office:value-type="string" calcext:value-type="string">
            <text:p>nkly</text:p>
          </table:table-cell>
          <table:table-cell office:value-type="string" calcext:value-type="string">
            <text:p>ödenen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bağkale</text:p>
          </table:table-cell>
          <table:table-cell table:style-name="ce6" table:formula="of:=[.D7]*2.88" office:value-type="float" office:value="1031.04" calcext:value-type="float">
            <text:p>1.031,04</text:p>
          </table:table-cell>
          <table:table-cell table:style-name="ce8" office:value-type="float" office:value="358" calcext:value-type="float">
            <text:p>358,00</text:p>
          </table:table-cell>
          <table:table-cell table:style-name="ce6" office:value-type="float" office:value="16" calcext:value-type="float">
            <text:p>16,00</text:p>
          </table:table-cell>
          <table:table-cell table:style-name="ce10" table:formula="of:=[.E7]*[.C7]" office:value-type="float" office:value="16496.64" calcext:value-type="float">
            <text:p>16496,64</text:p>
          </table:table-cell>
          <table:table-cell table:style-name="ce6" table:formula="of:=[.F7]*18/100" office:value-type="float" office:value="2969.3952" calcext:value-type="float">
            <text:p>2.969,40</text:p>
          </table:table-cell>
          <table:table-cell table:style-name="ce14" table:formula="of:=SUM([.F7:.G7])" office:value-type="float" office:value="19466.0352" calcext:value-type="float">
            <text:p>19466,0352</text:p>
          </table:table-cell>
          <table:table-cell table:style-name="ce16" office:value-type="string" calcext:value-type="string">
            <text:p>bağkaleye ödenecek</text:p>
          </table:table-cell>
          <table:table-cell table:style-name="ce6" office:value-type="float" office:value="1850" calcext:value-type="float">
            <text:p>1.850,00</text:p>
          </table:table-cell>
          <table:table-cell table:style-name="ce11" table:formula="of:=[.H7]+[.J7]" office:value-type="float" office:value="21316.0352" calcext:value-type="float">
            <text:p>21.316,04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depo</text:p>
          </table:table-cell>
          <table:table-cell table:style-name="ce7" table:formula="of:=[.D8]*2.88" office:value-type="float" office:value="420.48" calcext:value-type="float">
            <text:p>420,48</text:p>
          </table:table-cell>
          <table:table-cell office:value-type="float" office:value="146" calcext:value-type="float">
            <text:p>146,00</text:p>
          </table:table-cell>
          <table:table-cell office:value-type="float" office:value="9.6" calcext:value-type="float">
            <text:p>9,60</text:p>
          </table:table-cell>
          <table:table-cell table:style-name="Default" table:formula="of:=[.E8]*[.C8]" office:value-type="float" office:value="4036.608" calcext:value-type="float">
            <text:p>4036,608</text:p>
          </table:table-cell>
          <table:table-cell table:formula="of:=[.F8]*18/100" office:value-type="float" office:value="726.58944" calcext:value-type="float">
            <text:p>726,59</text:p>
          </table:table-cell>
          <table:table-cell table:formula="of:=SUM([.F8:.G8])" office:value-type="float" office:value="4763.19744" calcext:value-type="float">
            <text:p>4763,19744</text:p>
          </table:table-cell>
          <table:table-cell table:number-columns-repeated="2"/>
          <table:table-cell table:formula="of:=[.H8]" office:value-type="float" office:value="4763.19744" calcext:value-type="float">
            <text:p>4.763,20</text:p>
          </table:table-cell>
          <table:table-cell table:number-columns-repeated="1013"/>
        </table:table-row>
        <table:table-row table:style-name="ro3">
          <table:table-cell/>
          <table:table-cell table:style-name="ce2"/>
          <table:table-cell table:number-columns-repeated="5"/>
          <table:table-cell table:style-name="ce5"/>
          <table:table-cell table:number-columns-repeated="2"/>
          <table:table-cell table:style-name="ce18" table:formula="of:=SUM([.K7:.K8])" office:value-type="float" office:value="26079.23264" calcext:value-type="float">
            <text:p>26.079,23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SATIŞ <text:s/></text:p>
          </table:table-cell>
          <table:table-cell/>
          <table:table-cell table:style-name="ce5"/>
          <table:table-cell table:number-columns-repeated="2"/>
          <table:table-cell office:value-type="string" calcext:value-type="string">
            <text:p>Net kar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5 cm 120 kg taşyünü</text:p>
          </table:table-cell>
          <table:table-cell table:formula="of:=[.C6]" office:value-type="float" office:value="1451.52" calcext:value-type="float">
            <text:p>1.451,52</text:p>
          </table:table-cell>
          <table:table-cell/>
          <table:table-cell office:value-type="float" office:value="20.42" calcext:value-type="float">
            <text:p>20,42</text:p>
          </table:table-cell>
          <table:table-cell table:style-name="Default" table:formula="of:=[.E12]*[.C12]" office:value-type="float" office:value="29640.0384" calcext:value-type="float">
            <text:p>29640,0384</text:p>
          </table:table-cell>
          <table:table-cell table:formula="of:=[.F12]*18/100" office:value-type="float" office:value="5335.206912" calcext:value-type="float">
            <text:p>5.335,21</text:p>
          </table:table-cell>
          <table:table-cell table:style-name="ce15" table:formula="of:=SUM([.F12:.G12])" office:value-type="float" office:value="34975.245312" calcext:value-type="float">
            <text:p>34975,245312</text:p>
          </table:table-cell>
          <table:table-cell table:number-columns-repeated="2"/>
          <table:table-cell table:style-name="ce18" table:formula="of:=[.H12]-[.K9]" office:value-type="float" office:value="8896.012672" calcext:value-type="float">
            <text:p>8.896,0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/>
          <table:table-cell table:formula="of:=[.C7]" office:value-type="float" office:value="1031.04" calcext:value-type="float">
            <text:p>1.031,04</text:p>
          </table:table-cell>
          <table:table-cell/>
          <table:table-cell table:formula="of:=[.E12]" office:value-type="float" office:value="20.42" calcext:value-type="float">
            <text:p>20,42</text:p>
          </table:table-cell>
          <table:table-cell table:style-name="Default" table:formula="of:=[.E14]*[.C14]" office:value-type="float" office:value="21053.8368" calcext:value-type="float">
            <text:p>21053,8368</text:p>
          </table:table-cell>
          <table:table-cell table:formula="of:=[.F14]*18/100" office:value-type="float" office:value="3789.690624" calcext:value-type="float">
            <text:p>3.789,69</text:p>
          </table:table-cell>
          <table:table-cell table:formula="of:=SUM([.F14:.G14])" office:value-type="float" office:value="24843.527424" calcext:value-type="float">
            <text:p>24843,527424</text:p>
          </table:table-cell>
          <table:table-cell table:number-columns-repeated="2"/>
          <table:table-cell office:value-type="string" calcext:value-type="string">
            <text:p>nkt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formula="of:=[.C8]" office:value-type="float" office:value="420.48" calcext:value-type="float">
            <text:p>420,48</text:p>
          </table:table-cell>
          <table:table-cell/>
          <table:table-cell table:formula="of:=[.E12]" office:value-type="float" office:value="20.42" calcext:value-type="float">
            <text:p>20,42</text:p>
          </table:table-cell>
          <table:table-cell table:style-name="Default" table:formula="of:=[.E15]*[.C15]" office:value-type="float" office:value="8586.2016" calcext:value-type="float">
            <text:p>8586,2016</text:p>
          </table:table-cell>
          <table:table-cell table:formula="of:=[.F15]*18/100" office:value-type="float" office:value="1545.516288" calcext:value-type="float">
            <text:p>1.545,52</text:p>
          </table:table-cell>
          <table:table-cell table:formula="of:=SUM([.F15:.G15])" office:value-type="float" office:value="10131.717888" calcext:value-type="float">
            <text:p>10131,717888</text:p>
          </table:table-cell>
          <table:table-cell table:number-columns-repeated="2"/>
          <table:table-cell table:formula="of:=[.H12]-[.K7]" office:value-type="float" office:value="13659.210112" calcext:value-type="float">
            <text:p>13.659,2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/>
          <table:table-cell table:number-columns-repeated="4"/>
          <table:table-cell table:style-name="ce1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12" table:number-columns-repeated="2"/>
          <table:table-cell table:style-name="ce17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OĞUŞTAN</text:p>
          </table:table-cell>
          <table:table-cell table:style-name="Default"/>
          <table:table-cell table:style-name="ce5"/>
          <table:table-cell table:style-name="ce9"/>
          <table:table-cell/>
          <table:table-cell table:style-name="ce13" office:value-type="string" calcext:value-type="string">
            <text:p>bağkale</text:p>
          </table:table-cell>
          <table:table-cell table:style-name="ce12" office:value-type="float" office:value="19466" calcext:value-type="float">
            <text:p>19.466,00</text:p>
          </table:table-cell>
          <table:table-cell table:style-name="ce12" office:value-type="string" calcext:value-type="string">
            <text:p>işbank kart 6 taksi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İDEN</text:p>
          </table:table-cell>
          <table:table-cell table:style-name="Default" office:value-type="float" office:value="83" calcext:value-type="float">
            <text:p>83</text:p>
          </table:table-cell>
          <table:table-cell table:style-name="ce5"/>
          <table:table-cell table:style-name="ce9"/>
          <table:table-cell/>
          <table:table-cell table:style-name="ce13" office:value-type="string" calcext:value-type="string">
            <text:p>nakliye</text:p>
          </table:table-cell>
          <table:table-cell table:style-name="ce12" office:value-type="float" office:value="1850" calcext:value-type="float">
            <text:p>1.850,00</text:p>
          </table:table-cell>
          <table:table-cell table:style-name="ce12" office:value-type="string" calcext:value-type="string">
            <text:p>nak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PODA</text:p>
          </table:table-cell>
          <table:table-cell table:style-name="Default" office:value-type="float" office:value="63" calcext:value-type="float">
            <text:p>63</text:p>
          </table:table-cell>
          <table:table-cell table:style-name="ce5"/>
          <table:table-cell table:style-name="ce9"/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PLAM</text:p>
          </table:table-cell>
          <table:table-cell table:style-name="Default" table:formula="of:=SUM([.C20:.C21])" office:value-type="float" office:value="146" calcext:value-type="float">
            <text:p>146</text:p>
          </table:table-cell>
          <table:table-cell table:style-name="ce5" office:value-type="float" office:value="2.88" calcext:value-type="float">
            <text:p>2,88</text:p>
          </table:table-cell>
          <table:table-cell table:style-name="ce7" table:formula="of:=[.D22]*[.C22]" office:value-type="float" office:value="420.48" calcext:value-type="float">
            <text:p>420,48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1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  <table:table-cell table:style-name="Default" table:number-columns-repeated="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.00.0000</text:date>, <text:time style:data-style-name="N2" text:time-value="16:55:52.278133977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1:16:23.987015676</meta:creation-date>
    <dc:date>2019-09-16T17:03:23.523459040</dc:date>
    <meta:editing-duration>PT7H20M22S</meta:editing-duration>
    <meta:editing-cycles>8</meta:editing-cycles>
    <meta:generator>LibreOffice/5.2.7.2$Linux_X86_64 LibreOffice_project/20m0$Build-2</meta:generator>
    <meta:document-statistic meta:table-count="1" meta:cell-count="74" meta:object-count="0"/>
  </office:meta>
</office:document-meta>
</file>